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marker-start=""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cm" svg:height="1cm" svg:x="2.3cm" svg:y="1.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4" draw:id="id4" draw:layer="layout" svg:width="3.6cm" svg:height="1.5cm" svg:x="1.4cm" svg:y="3.9cm">
          <text:p text:style-name="P1"><text:span text:style-name="T1">Main 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4.7cm" svg:height="1.4cm" svg:x="12.764cm" svg:y="3.8cm">
          <text:p text:style-name="P1"><text:span text:style-name="T1">Start video record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0.202cm 0cm -0.199cm" svg:x1="3.95cm" svg:y1="2.8cm" svg:x2="15.114cm" svg:y2="3.8cm" draw:start-shape="id1" draw:start-glue-point="8" draw:end-shape="id2" draw:end-glue-point="4" svg:d="m3950 2800v300h5233v0h5931v700" svg:viewBox="0 0 11165 1001">
          <text:p/>
        </draw:connector>
        <draw:custom-shape draw:style-name="gr1" draw:text-style-name="P1" xml:id="id3" draw:id="id3" draw:layer="layout" svg:width="4.9cm" svg:height="1.3cm" svg:x="6.8cm" svg:y="3.9cm">
          <text:p text:style-name="P1">serial data captu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95cm" svg:y1="2.8cm" svg:x2="9.25cm" svg:y2="3.9cm" draw:start-shape="id1" draw:start-glue-point="8" draw:end-shape="id3" draw:end-glue-point="4" svg:d="m3950 2800v551h5300v549" svg:viewBox="0 0 5301 1101">
          <text:p/>
        </draw:connector>
        <draw:connector draw:style-name="gr2" draw:text-style-name="P2" draw:layer="layout" svg:x1="3.95cm" svg:y1="2.8cm" svg:x2="3.2cm" svg:y2="3.9cm" draw:start-shape="id1" draw:start-glue-point="8" draw:end-shape="id4" draw:end-glue-point="4" svg:d="m3950 2800v551h-750v549" svg:viewBox="0 0 751 1101">
          <text:p/>
        </draw:connector>
        <draw:connector draw:style-name="gr2" draw:text-style-name="P2" draw:layer="layout" svg:x1="9.25cm" svg:y1="5.2cm" svg:x2="9.25cm" svg:y2="7.894cm" draw:start-shape="id3" draw:start-glue-point="6" draw:end-shape="id5" draw:end-glue-point="4" svg:d="m9250 5200v2694" svg:viewBox="0 0 1 2695">
          <text:p/>
        </draw:connector>
        <draw:frame draw:style-name="gr3" draw:layer="layout" svg:width="1.2cm" svg:height="1.15cm" svg:x="6.7cm" svg:y="13.35cm">
          <draw:text-box>
            <text:p><text:span text:style-name="T1">yes</text:span></text:p>
          </draw:text-box>
        </draw:frame>
        <draw:custom-shape draw:style-name="gr1" draw:text-style-name="P2" xml:id="id7" draw:id="id7" draw:layer="layout" svg:width="2.1cm" svg:height="2.7cm" svg:x="4.618cm" svg:y="12.388cm">
          <text:p text:style-name="P2"><text:span text:style-name="T1">Send signal </text:span></text:p>
          <text:p text:style-name="P2"><text:span text:style-name="T1">to main </text:span></text:p>
          <text:p text:style-name="P2"><text:span text:style-name="T1">to start </text:span></text:p>
          <text:p text:style-name="P2"><text:span text:style-name="T1">new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7.6cm" svg:y1="13.45cm" svg:x2="6.718cm" svg:y2="13.738cm" draw:start-shape="id6" draw:start-glue-point="5" draw:end-shape="id7" draw:end-glue-point="7" svg:d="m7600 13450h-440v288h-442" svg:viewBox="0 0 883 289">
          <text:p/>
        </draw:connector>
        <draw:connector draw:style-name="gr2" draw:text-style-name="P2" draw:layer="layout" svg:x1="5.668cm" svg:y1="12.388cm" svg:x2="5.585cm" svg:y2="7.525cm" draw:start-shape="id7" draw:start-glue-point="4" svg:d="m5668 12388v-2682h-83v-2181" svg:viewBox="0 0 84 4864">
          <text:p/>
        </draw:connector>
        <draw:custom-shape draw:style-name="gr1" draw:text-style-name="P2" xml:id="id5" draw:id="id5" draw:layer="layout" svg:width="4.5cm" svg:height="1.5cm" svg:x="7cm" svg:y="7.894cm">
          <text:p text:style-name="P2"><text:span text:style-name="T1">Start serial data capture</text:span></text:p>
          <text:p text:style-name="P2"><text:span text:style-name="T1"><text:s/></text:span><text:span text:style-name="T1">to a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3.4cm" svg:height="2.3cm" svg:x="7.6cm" svg:y="12.3cm">
          <text:p text:style-name="P2"><text:span text:style-name="T1">Time &gt; 29.5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9.25cm" svg:y1="9.394cm" svg:x2="9.3cm" svg:y2="12.3cm" draw:start-shape="id5" draw:start-glue-point="6" draw:end-shape="id6" draw:end-glue-point="4" svg:d="m9250 9394v1454h50v1452" svg:viewBox="0 0 51 2907">
          <text:p/>
        </draw:connector>
        <draw:custom-shape draw:style-name="gr1" draw:text-style-name="P2" xml:id="id9" draw:id="id9" draw:layer="layout" svg:width="3.3cm" svg:height="1.4cm" svg:x="7.6cm" svg:y="20.1cm">
          <text:p text:style-name="P2"><text:span text:style-name="T1">Terminate cap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2cm" svg:height="1.8cm" svg:x="7.7cm" svg:y="16.8cm">
          <text:p text:style-name="P2"><text:span text:style-name="T1">Time = 30 min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9.3cm" svg:y1="18.6cm" svg:x2="9.25cm" svg:y2="20.1cm" draw:start-shape="id8" draw:start-glue-point="6" draw:end-shape="id9" draw:end-glue-point="4" svg:d="m9300 18600v751h-50v749" svg:viewBox="0 0 51 1501">
          <text:p/>
        </draw:connector>
        <draw:connector draw:style-name="gr2" draw:text-style-name="P2" xml:id="id10" draw:id="id10" draw:layer="layout" svg:x1="9.3cm" svg:y1="14.6cm" svg:x2="9.3cm" svg:y2="16.8cm" draw:start-shape="id6" draw:start-glue-point="6" draw:end-shape="id8" draw:end-glue-point="4" svg:d="m9300 14600v2200" svg:viewBox="0 0 1 2201">
          <text:p/>
        </draw:connector>
        <draw:connector draw:style-name="gr2" draw:text-style-name="P2" draw:layer="layout" svg:x1="10.9cm" svg:y1="17.7cm" svg:x2="9.3cm" svg:y2="15.7cm" draw:start-shape="id8" draw:start-glue-point="7" draw:end-shape="id10" draw:end-glue-point="0" svg:d="m10900 17700h502v-2000h-2102" svg:viewBox="0 0 2103 2001">
          <text:p/>
        </draw:connector>
        <draw:custom-shape draw:style-name="gr1" draw:text-style-name="P2" xml:id="id11" draw:id="id11" draw:layer="layout" svg:width="4.9cm" svg:height="1.8cm" svg:x="12.664cm" svg:y="8cm">
          <text:p text:style-name="P2"><text:span text:style-name="T1">Start AV capture. </text:span></text:p>
          <text:p text:style-name="P2"><text:span text:style-name="T1">Each channel to</text:span></text:p>
          <text:p text:style-name="P2"><text:span text:style-name="T1"><text:s/></text:span><text:span text:style-name="T1">seperate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3.4cm" svg:height="2.3cm" svg:x="14.6cm" svg:y="12.5cm">
          <text:p text:style-name="P2"><text:span text:style-name="T1">Time &gt; 29.5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5.114cm" svg:y1="9.8cm" svg:x2="16.3cm" svg:y2="12.5cm" draw:start-shape="id11" draw:start-glue-point="6" draw:end-shape="id12" draw:end-glue-point="4" svg:d="m15114 9800v1351h1186v1349" svg:viewBox="0 0 1187 2701">
          <text:p/>
        </draw:connector>
        <draw:custom-shape draw:style-name="gr1" draw:text-style-name="P2" xml:id="id14" draw:id="id14" draw:layer="layout" svg:width="3.3cm" svg:height="1.4cm" svg:x="13.464cm" svg:y="20.2cm">
          <text:p text:style-name="P2"><text:span text:style-name="T1">Terminate cap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3.2cm" svg:height="1.8cm" svg:x="13.514cm" svg:y="16.8cm">
          <text:p text:style-name="P2"><text:span text:style-name="T1">Time = 30 min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5.114cm" svg:y1="18.6cm" svg:x2="15.114cm" svg:y2="20.2cm" draw:start-shape="id13" draw:start-glue-point="6" draw:end-shape="id14" draw:end-glue-point="4" svg:d="m15114 18600v1600" svg:viewBox="0 0 1 1601">
          <text:p/>
        </draw:connector>
        <draw:connector draw:style-name="gr2" draw:text-style-name="P2" xml:id="id15" draw:id="id15" draw:layer="layout" svg:x1="16.3cm" svg:y1="14.8cm" svg:x2="15.114cm" svg:y2="16.8cm" draw:start-shape="id12" draw:start-glue-point="6" draw:end-shape="id13" draw:end-glue-point="4" svg:d="m16300 14800v1001h-1186v999" svg:viewBox="0 0 1187 2001">
          <text:p/>
        </draw:connector>
        <draw:connector draw:style-name="gr2" draw:text-style-name="P2" draw:layer="layout" svg:x1="16.714cm" svg:y1="17.7cm" svg:x2="15.114cm" svg:y2="15.75cm" draw:start-shape="id13" draw:start-glue-point="7" draw:end-shape="id15" draw:end-glue-point="0" svg:d="m16714 17700h502v-1950h-2102" svg:viewBox="0 0 2103 1951">
          <text:p/>
        </draw:connector>
        <draw:connector draw:style-name="gr2" draw:text-style-name="P2" draw:layer="layout" svg:x1="15.114cm" svg:y1="5.2cm" svg:x2="15.114cm" svg:y2="8cm" draw:start-shape="id2" draw:start-glue-point="6" draw:end-shape="id11" draw:end-glue-point="4" svg:d="m15114 5200v2800" svg:viewBox="0 0 1 2801">
          <text:p/>
        </draw:connector>
        <draw:custom-shape draw:style-name="gr1" draw:text-style-name="P2" xml:id="id16" draw:id="id16" draw:layer="layout" svg:width="3.5cm" svg:height="2.5cm" svg:x="1.5cm" svg:y="6.3cm">
          <text:p text:style-name="P2"><text:span text:style-name="T1">Serial data </text:span></text:p>
          <text:p text:style-name="P2"><text:span text:style-name="T1">Capture signal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7" draw:id="id17" draw:layer="layout" svg:width="3.6cm" svg:height="2.6cm" svg:x="1.5cm" svg:y="9.6cm">
          <text:p text:style-name="P2"><text:span text:style-name="T1">Video capture</text:span></text:p>
          <text:p text:style-name="P2"><text:span text:style-name="T1"><text:s/></text:span><text:span text:style-name="T1">signal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5cm" svg:y1="7.55cm" svg:x2="9.231cm" svg:y2="6.056cm" draw:start-shape="id16" draw:start-glue-point="7" svg:d="m5000 7550h2367v-1494h1864" svg:viewBox="0 0 4232 1495">
          <text:p/>
        </draw:connector>
        <draw:connector draw:style-name="gr2" draw:text-style-name="P2" draw:layer="layout" draw:line-skew="1.458cm" svg:x1="5.1cm" svg:y1="10.9cm" svg:x2="15.081cm" svg:y2="6.056cm" draw:start-shape="id17" draw:start-glue-point="7" svg:d="m5100 10900h6700v-4844h3281" svg:viewBox="0 0 9982 4845">
          <text:p/>
        </draw:connector>
        <draw:connector draw:style-name="gr2" draw:text-style-name="P2" xml:id="id20" draw:id="id20" draw:layer="layout" svg:x1="3.2cm" svg:y1="5.4cm" svg:x2="3.25cm" svg:y2="6.3cm" draw:start-shape="id4" draw:start-glue-point="6" draw:end-shape="id16" draw:end-glue-point="4" svg:d="m3200 5400v451h50v449" svg:viewBox="0 0 51 901">
          <text:p/>
        </draw:connector>
        <draw:connector draw:style-name="gr2" draw:text-style-name="P2" draw:layer="layout" svg:x1="3.25cm" svg:y1="8.8cm" svg:x2="3.3cm" svg:y2="9.6cm" draw:start-shape="id16" draw:start-glue-point="6" draw:end-shape="id17" draw:end-glue-point="4" svg:d="m3250 8800v401h50v399" svg:viewBox="0 0 51 801">
          <text:p/>
        </draw:connector>
        <draw:connector draw:style-name="gr2" draw:text-style-name="P2" draw:layer="layout" draw:line-skew="-1.802cm -1.1cm" svg:x1="14.6cm" svg:y1="13.65cm" svg:x2="13.3cm" svg:y2="13.55cm" draw:start-shape="id18" draw:start-glue-point="2" draw:end-shape="id19" draw:end-glue-point="7" svg:d="m14600 13650v-50 0-50h-1300" svg:viewBox="0 0 1301 101">
          <text:p/>
        </draw:connector>
        <draw:frame draw:style-name="gr5" draw:layer="layout" svg:width="1.5cm" svg:height="0.95cm" svg:x="4.5cm" svg:y="6.4cm">
          <draw:text-box>
            <text:p><text:span text:style-name="T1">yes</text:span></text:p>
          </draw:text-box>
        </draw:frame>
        <draw:frame draw:style-name="gr5" draw:layer="layout" svg:width="1.5cm" svg:height="0.95cm" svg:x="4.6cm" svg:y="10.15cm">
          <draw:text-box>
            <text:p><text:span text:style-name="T1">yes</text:span></text:p>
          </draw:text-box>
        </draw:frame>
        <draw:frame draw:style-name="gr6" draw:layer="layout" svg:width="1.3cm" svg:height="1.25cm" svg:x="16.3cm" svg:y="17cm">
          <draw:text-box>
            <text:p><text:span text:style-name="T1">no</text:span></text:p>
          </draw:text-box>
        </draw:frame>
        <draw:frame draw:style-name="gr6" draw:layer="layout" svg:width="1.3cm" svg:height="1.25cm" svg:x="10.5cm" svg:y="17cm">
          <draw:text-box>
            <text:p><text:span text:style-name="T1">no</text:span></text:p>
          </draw:text-box>
        </draw:frame>
        <draw:frame draw:style-name="gr3" xml:id="id18" draw:id="id18" draw:layer="layout" svg:width="1.2cm" svg:height="1.15cm" svg:x="14cm" svg:y="12.5cm">
          <draw:text-box>
            <text:p><text:span text:style-name="T1">yes</text:span></text:p>
          </draw:text-box>
        </draw:frame>
        <draw:frame draw:style-name="gr6" draw:layer="layout" svg:width="1.3cm" svg:height="1.25cm" svg:x="3.1cm" svg:y="8.65cm">
          <draw:text-box>
            <text:p><text:span text:style-name="T1">no</text:span></text:p>
          </draw:text-box>
        </draw:frame>
        <draw:connector draw:style-name="gr2" draw:text-style-name="P2" draw:layer="layout" draw:line-skew="0cm 0.301cm" svg:x1="3.3cm" svg:y1="12.2cm" svg:x2="3.225cm" svg:y2="5.851cm" draw:start-shape="id17" draw:start-glue-point="6" draw:end-shape="id20" draw:end-glue-point="0" svg:d="m3300 12200v502h-2000v-6851h1925" svg:viewBox="0 0 2001 6852">
          <text:p/>
        </draw:connector>
        <draw:frame draw:style-name="gr6" draw:layer="layout" svg:width="1.3cm" svg:height="1.25cm" svg:x="2.3cm" svg:y="12.05cm">
          <draw:text-box>
            <text:p><text:span text:style-name="T1">no</text:span></text:p>
          </draw:text-box>
        </draw:frame>
        <draw:custom-shape draw:style-name="gr1" draw:text-style-name="P2" xml:id="id19" draw:id="id19" draw:layer="layout" svg:width="2.1cm" svg:height="2.7cm" svg:x="11.2cm" svg:y="12.2cm">
          <text:p text:style-name="P2"><text:span text:style-name="T1">Send signal </text:span></text:p>
          <text:p text:style-name="P2"><text:span text:style-name="T1">to main </text:span></text:p>
          <text:p text:style-name="P2"><text:span text:style-name="T1">to start </text:span></text:p>
          <text:p text:style-name="P2"><text:span text:style-name="T1">new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25cm" svg:y1="12.2cm" svg:x2="11.759cm" svg:y2="10.878cm" draw:start-shape="id19" draw:start-glue-point="4" svg:d="m12250 12200v-911h-491v-411" svg:viewBox="0 0 492 1323">
          <text:p/>
        </draw:connector>
        <draw:frame draw:style-name="gr3" draw:layer="layout" svg:width="1.2cm" svg:height="1.15cm" svg:x="8.3cm" svg:y="18.65cm">
          <draw:text-box>
            <text:p><text:span text:style-name="T1">yes</text:span></text:p>
          </draw:text-box>
        </draw:frame>
        <draw:frame draw:style-name="gr3" draw:layer="layout" svg:width="1.2cm" svg:height="1.15cm" svg:x="15cm" svg:y="18.65cm">
          <draw:text-box>
            <text:p><text:span text:style-name="T1">yes</text:span></text:p>
          </draw:text-box>
        </draw:frame>
        <draw:frame draw:style-name="gr6" draw:layer="layout" svg:width="1.3cm" svg:height="1.25cm" svg:x="9.2cm" svg:y="14.4cm">
          <draw:text-box>
            <text:p><text:span text:style-name="T1">no</text:span></text:p>
          </draw:text-box>
        </draw:frame>
        <draw:frame draw:style-name="gr6" draw:layer="layout" svg:width="1.3cm" svg:height="1.25cm" svg:x="16.2cm" svg:y="14.7cm">
          <draw:text-box>
            <text:p><text:span text:style-name="T1">no</text:span></text:p>
          </draw:text-box>
        </draw:frame>
        <draw:custom-shape draw:style-name="gr1" draw:text-style-name="P2" xml:id="id21" draw:id="id21" draw:layer="layout" svg:width="1.3cm" svg:height="1.1cm" svg:x="18.5cm" svg:y="3.9cm">
          <text:p text:style-name="P2"><text:span text:style-name="T1">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2" draw:layer="layout" svg:x1="5.6cm" svg:y1="2.3cm" svg:x2="19.15cm" svg:y2="3.9cm" draw:start-shape="id1" draw:start-glue-point="10" draw:end-shape="id21" draw:end-glue-point="4" svg:d="m5600 2300h13550v1600" svg:viewBox="0 0 13551 1601">
          <text:p/>
        </draw:connector>
      </draw:page>
      <draw:page draw:name="page2" draw:style-name="dp1" draw:master-page-name="Default">
        <draw:custom-shape draw:style-name="gr1" draw:text-style-name="P2" xml:id="id22" draw:id="id22" draw:layer="layout" svg:width="1.3cm" svg:height="1.1cm" svg:x="1cm" svg:y="2cm">
          <text:p text:style-name="P2"><text:span text:style-name="T1">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2" xml:id="id23" draw:id="id23" draw:layer="layout" svg:width="2.8cm" svg:height="1.6cm" svg:x="1.9cm" svg:y="4.1cm">
          <text:p text:style-name="P2"><text:span text:style-name="T1">SSH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.65cm" svg:y1="3.1cm" svg:x2="3.3cm" svg:y2="4.1cm" draw:start-shape="id22" draw:start-glue-point="6" draw:end-shape="id23" draw:end-glue-point="4" svg:d="m1650 3100v501h1650v499" svg:viewBox="0 0 1651 1001">
          <text:p/>
        </draw:connector>
        <draw:custom-shape draw:style-name="gr1" draw:text-style-name="P2" xml:id="id24" draw:id="id24" draw:layer="layout" svg:width="4.1cm" svg:height="1.6cm" svg:x="1.9cm" svg:y="6.8cm">
          <text:p text:style-name="P2"><text:span text:style-name="T1">Log in</text:span></text:p>
          <text:p text:style-name="P2"><text:span text:style-name="T1"><text:s/></text:span><text:span text:style-name="T1">(public I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5" draw:id="id25" draw:layer="layout" svg:width="3.8cm" svg:height="3cm" svg:x="1.9cm" svg:y="9.3cm">
          <text:p text:style-name="P2"><text:span text:style-name="T1">User ID, </text:span></text:p>
          <text:p text:style-name="P2"><text:span text:style-name="T1">password vali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6" draw:id="id26" draw:layer="layout" svg:width="3.6cm" svg:height="1.8cm" svg:x="2.4cm" svg:y="13.3cm">
          <text:p text:style-name="P2"><text:span text:style-name="T1">Change 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7" draw:id="id27" draw:layer="layout" svg:width="3.6cm" svg:height="3cm" svg:x="2.5cm" svg:y="16.6cm">
          <text:p text:style-name="P2"><text:span text:style-name="T1">Config save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3.3cm" svg:y1="5.7cm" svg:x2="3.95cm" svg:y2="6.8cm" draw:start-shape="id23" draw:start-glue-point="6" draw:end-shape="id24" draw:end-glue-point="4" svg:d="m3300 5700v551h650v549" svg:viewBox="0 0 651 1101">
          <text:p/>
        </draw:connector>
        <draw:connector draw:style-name="gr2" draw:text-style-name="P2" draw:layer="layout" svg:x1="3.95cm" svg:y1="8.4cm" svg:x2="3.8cm" svg:y2="9.3cm" draw:start-shape="id24" draw:start-glue-point="6" draw:end-shape="id25" draw:end-glue-point="4" svg:d="m3950 8400v451h-150v449" svg:viewBox="0 0 151 901">
          <text:p/>
        </draw:connector>
        <draw:connector draw:style-name="gr2" draw:text-style-name="P2" draw:layer="layout" svg:x1="3.8cm" svg:y1="12.3cm" svg:x2="4.2cm" svg:y2="13.3cm" draw:start-shape="id25" draw:start-glue-point="6" draw:end-shape="id26" draw:end-glue-point="4" svg:d="m3800 12300v501h400v499" svg:viewBox="0 0 401 1001">
          <text:p/>
        </draw:connector>
        <draw:connector draw:style-name="gr2" draw:text-style-name="P2" draw:layer="layout" svg:x1="4.2cm" svg:y1="15.1cm" svg:x2="4.3cm" svg:y2="16.6cm" draw:start-shape="id26" draw:start-glue-point="6" draw:end-shape="id27" draw:end-glue-point="4" svg:d="m4200 15100v751h100v749" svg:viewBox="0 0 101 1501">
          <text:p/>
        </draw:connector>
        <draw:custom-shape draw:style-name="gr1" draw:text-style-name="P2" xml:id="id28" draw:id="id28" draw:layer="layout" svg:width="4.3cm" svg:height="1.8cm" svg:x="6.2cm" svg:y="9.9cm">
          <text:p text:style-name="P2"><text:span text:style-name="T1">Show message,</text:span></text:p>
          <text:p text:style-name="P2"><text:span text:style-name="T1"><text:s/>“</text:span><text:span text:style-name="T1">User ID/pwd incorrect”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7cm" svg:y1="10.8cm" svg:x2="6.2cm" svg:y2="10.8cm" draw:start-shape="id25" draw:start-glue-point="7" draw:end-shape="id28" draw:end-glue-point="5" svg:d="m5700 10800h500" svg:viewBox="0 0 501 1">
          <text:p/>
        </draw:connector>
        <draw:connector draw:style-name="gr2" draw:text-style-name="P2" draw:layer="layout" draw:line-skew="-1.56cm" svg:x1="8.35cm" svg:y1="9.9cm" svg:x2="3.94cm" svg:y2="6.32cm" draw:start-shape="id28" draw:start-glue-point="4" svg:d="m8350 9900v-3600h-4410v20" svg:viewBox="0 0 4411 3601">
          <text:p/>
        </draw:connector>
        <draw:custom-shape draw:style-name="gr1" draw:text-style-name="P2" xml:id="id29" draw:id="id29" draw:layer="layout" svg:width="4.7cm" svg:height="1.6cm" svg:x="6cm" svg:y="15.7cm">
          <text:p text:style-name="P2"><text:span text:style-name="T1">Show messsage</text:span></text:p>
          <text:p text:style-name="P2"><text:span text:style-name="T1">, “config not saved, retry.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1cm" svg:y1="18.1cm" svg:x2="8.35cm" svg:y2="17.3cm" draw:start-shape="id27" draw:start-glue-point="7" draw:end-shape="id29" draw:end-glue-point="6" svg:d="m6100 18100h2250v-800" svg:viewBox="0 0 2251 801">
          <text:p/>
        </draw:connector>
        <draw:connector draw:style-name="gr2" draw:text-style-name="P2" draw:layer="layout" svg:x1="8.35cm" svg:y1="15.7cm" svg:x2="6cm" svg:y2="14.2cm" draw:start-shape="id29" draw:start-glue-point="4" draw:end-shape="id26" draw:end-glue-point="7" svg:d="m8350 15700v-1500h-2350" svg:viewBox="0 0 2351 1501">
          <text:p/>
        </draw:connector>
        <draw:connector draw:style-name="gr2" draw:text-style-name="P2" draw:layer="layout" draw:line-skew="0cm 4.498cm" svg:x1="4.3cm" svg:y1="19.6cm" svg:x2="6cm" svg:y2="14.2cm" draw:start-shape="id27" draw:start-glue-point="6" draw:end-shape="id26" draw:end-glue-point="7" svg:d="m4300 19600v502h6800v-5902h-5100" svg:viewBox="0 0 6801 5903">
          <text:p/>
        </draw:connector>
        <draw:frame draw:style-name="gr3" draw:layer="layout" svg:width="1.2cm" svg:height="1.15cm" svg:x="3.7cm" svg:y="12.2cm">
          <draw:text-box>
            <text:p><text:span text:style-name="T1">yes</text:span></text:p>
          </draw:text-box>
        </draw:frame>
        <draw:frame draw:style-name="gr3" draw:layer="layout" svg:width="1.2cm" svg:height="1.15cm" svg:x="4.2cm" svg:y="19.4cm">
          <draw:text-box>
            <text:p><text:span text:style-name="T1">yes</text:span></text:p>
          </draw:text-box>
        </draw:frame>
        <draw:frame draw:style-name="gr8" draw:layer="layout" svg:width="1cm" svg:height="1cm" svg:x="5.4cm" svg:y="10.1cm">
          <draw:text-box>
            <text:p><text:span text:style-name="T1">no</text:span></text:p>
          </draw:text-box>
        </draw:frame>
        <draw:frame draw:style-name="gr9" draw:layer="layout" svg:width="1.2cm" svg:height="1.2cm" svg:x="5.9cm" svg:y="17.4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ket </meta:initial-creator>
    <meta:creation-date>2013-11-09T12:34:42</meta:creation-date>
    <dc:date>2013-11-09T15:08:56</dc:date>
    <dc:creator>saket </dc:creator>
    <meta:editing-duration>PT2H22M10S</meta:editing-duration>
    <meta:editing-cycles>17</meta:editing-cycles>
    <meta:generator>LibreOffice/3.5$Linux_X86_64 LibreOffice_project/350m1$Build-2</meta:generator>
    <meta:document-statistic meta:object-count="74"/>
  </office:meta>
</office:document-meta>
</file>